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5.34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92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color="#eeeeee" fo:font-weight="normal" style:font-weight-asian="normal" style:font-weight-complex="normal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style-name="ce2" office:value-type="string" calcext:value-type="string">
            <text:p>Équipe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Score</text:p>
          </table:table-cell>
          <table:table-cell office:value-type="string" calcext:value-type="string">
            <text:p>Itération 1</text:p>
          </table:table-cell>
          <table:table-cell office:value-type="string" calcext:value-type="string">
            <text:p>Itération 2</text:p>
          </table:table-cell>
          <table:table-cell office:value-type="string" calcext:value-type="string">
            <text:p>Itération 3</text:p>
          </table:table-cell>
          <table:table-cell office:value-type="string" calcext:value-type="string">
            <text:p>Itération 4</text:p>
          </table:table-cell>
        </table:table-row>
        <table:table-row table:style-name="ro2">
          <table:table-cell office:value-type="string" calcext:value-type="string">
            <text:p>Pizzas complètes (+10 pts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ase de pizzas restantes (-4 pts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grédient restant (-1 pt)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3">
          <table:table-cell/>
          <table:table-cell office:value-type="string" calcext:value-type="string">
            <text:p>Pizzas </text:p>
            <text:p>complètes </text:p>
            <text:p>(+10 pts)</text:p>
          </table:table-cell>
          <table:table-cell office:value-type="string" calcext:value-type="string">
            <text:p>Base de </text:p>
            <text:p>pizzas </text:p>
            <text:p>restantes (-4 pts)</text:p>
          </table:table-cell>
          <table:table-cell office:value-type="string" calcext:value-type="string">
            <text:p>Ingrédient </text:p>
            <text:p>restant (-1 pt)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2">
          <table:table-cell office:value-type="string" calcext:value-type="string">
            <text:p>Itération 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tération 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tération 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tération 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6">00/00/0000</text:date>, <text:time style:data-style-name="N2" text:time-value="19:48:49.36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5T08:52:57.954985008</meta:creation-date>
    <meta:generator>LibreOffice/7.2.7.2$Windows_X86_64 LibreOffice_project/8d71d29d553c0f7dcbfa38fbfda25ee34cce99a2</meta:generator>
    <dc:date>2022-09-16T20:19:11.989000000</dc:date>
    <meta:editing-duration>PT22M56S</meta:editing-duration>
    <meta:editing-cycles>5</meta:editing-cycles>
    <meta:document-statistic meta:table-count="1" meta:cell-count="17" meta:object-count="0"/>
  </office:meta>
</office:document-meta>
</file>